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e626e" officeooo:paragraph-rsid="0026f62a" style:font-weight-asian="bold" style:font-weight-complex="bold"/>
    </style:style>
    <style:style style:name="P2" style:family="paragraph" style:parent-style-name="Standard">
      <style:paragraph-properties fo:line-height="100%"/>
      <style:text-properties officeooo:paragraph-rsid="0025d102"/>
    </style:style>
    <style:style style:name="P3" style:family="paragraph" style:parent-style-name="Standard">
      <style:text-properties style:font-name="Calibri" fo:font-size="12pt" fo:font-weight="normal" officeooo:rsid="000f571b" officeooo:paragraph-rsid="0020cbdf" style:font-size-asian="12pt" style:font-weight-asian="normal" style:font-size-complex="12pt" style:font-weight-complex="normal"/>
    </style:style>
    <style:style style:name="P4" style:family="paragraph" style:parent-style-name="Standard">
      <style:text-properties style:font-name="Calibri" fo:font-size="12pt" fo:font-weight="normal" officeooo:rsid="001e7508" officeooo:paragraph-rsid="0020cbdf" style:font-size-asian="12pt" style:font-weight-asian="normal" style:font-size-complex="12pt" style:font-weight-complex="normal"/>
    </style:style>
    <style:style style:name="P5" style:family="paragraph" style:parent-style-name="Standard">
      <style:text-properties style:font-name="Calibri" fo:font-size="12pt" fo:font-weight="normal" officeooo:rsid="001e84ee" officeooo:paragraph-rsid="0020cbdf" style:font-size-asian="12pt" style:font-weight-asian="normal" style:font-size-complex="12pt" style:font-weight-complex="normal"/>
    </style:style>
    <style:style style:name="P6" style:family="paragraph" style:parent-style-name="Standard">
      <style:text-properties style:font-name="Calibri" fo:font-size="12pt" fo:font-weight="normal" officeooo:rsid="0019747c" officeooo:paragraph-rsid="0020cbdf" style:font-size-asian="12pt" style:font-weight-asian="normal" style:font-size-complex="12pt" style:font-weight-complex="normal"/>
    </style:style>
    <style:style style:name="P7" style:family="paragraph" style:parent-style-name="Standard">
      <style:text-properties style:font-name="Calibri" fo:font-size="12pt" fo:font-weight="normal" officeooo:rsid="002e0f29" officeooo:paragraph-rsid="0020cbdf" style:font-size-asian="12pt" style:font-weight-asian="normal" style:font-size-complex="12pt" style:font-weight-complex="normal"/>
    </style:style>
    <style:style style:name="P8" style:family="paragraph" style:parent-style-name="Standard">
      <style:text-properties style:font-name="Calibri" fo:font-size="12pt" fo:font-weight="normal" officeooo:rsid="002e8ae2" officeooo:paragraph-rsid="0020cbdf" style:font-size-asian="12pt" style:font-weight-asian="normal" style:font-size-complex="12pt" style:font-weight-complex="normal"/>
    </style:style>
    <style:style style:name="P9" style:family="paragraph" style:parent-style-name="Standard">
      <style:text-properties style:font-name="Calibri" fo:font-size="12pt" fo:font-weight="normal" officeooo:rsid="005c64a2" officeooo:paragraph-rsid="0020cbdf" style:font-size-asian="12pt" style:font-weight-asian="normal" style:font-size-complex="12pt" style:font-weight-complex="normal"/>
    </style:style>
    <style:style style:name="P10" style:family="paragraph" style:parent-style-name="Standard">
      <style:text-properties style:font-name="Calibri" fo:font-size="12pt" fo:font-weight="normal" officeooo:rsid="002fa779" officeooo:paragraph-rsid="0020cbdf" style:font-size-asian="12pt" style:font-weight-asian="normal" style:font-size-complex="12pt" style:font-weight-complex="normal"/>
    </style:style>
    <style:style style:name="P11" style:family="paragraph" style:parent-style-name="Standard">
      <style:text-properties style:font-name="Calibri" fo:font-size="12pt" fo:font-weight="normal" officeooo:rsid="0035fb1c" officeooo:paragraph-rsid="00217222" style:font-size-asian="12pt" style:font-weight-asian="normal" style:font-size-complex="12pt" style:font-weight-complex="normal"/>
    </style:style>
    <style:style style:name="P12" style:family="paragraph" style:parent-style-name="Standard">
      <style:text-properties style:font-name="Calibri" fo:font-size="12pt" fo:font-weight="normal" officeooo:rsid="0036c835" officeooo:paragraph-rsid="00217222" style:font-size-asian="12pt" style:font-weight-asian="normal" style:font-size-complex="12pt" style:font-weight-complex="normal"/>
    </style:style>
    <style:style style:name="P13" style:family="paragraph" style:parent-style-name="Standard">
      <style:text-properties style:font-name="Calibri" fo:font-size="12pt" fo:font-weight="normal" officeooo:rsid="003bfa7e" officeooo:paragraph-rsid="00217222" style:font-size-asian="12pt" style:font-weight-asian="normal" style:font-size-complex="12pt" style:font-weight-complex="normal"/>
    </style:style>
    <style:style style:name="P14" style:family="paragraph" style:parent-style-name="Standard">
      <style:text-properties style:font-name="Calibri" fo:font-size="12pt" fo:font-weight="normal" officeooo:rsid="0041aaf4" officeooo:paragraph-rsid="00217222" style:font-size-asian="12pt" style:font-weight-asian="normal" style:font-size-complex="12pt" style:font-weight-complex="normal"/>
    </style:style>
    <style:style style:name="P15" style:family="paragraph" style:parent-style-name="Standard">
      <style:text-properties style:font-name="Calibri" fo:font-size="12pt" fo:font-weight="normal" officeooo:rsid="0044cb3e" officeooo:paragraph-rsid="00217222"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5e7c63" officeooo:paragraph-rsid="00217222" style:font-size-asian="12pt" style:font-weight-asian="normal" style:font-size-complex="12pt" style:font-weight-complex="normal"/>
    </style:style>
    <style:style style:name="P17" style:family="paragraph" style:parent-style-name="Standard">
      <style:text-properties style:font-name="Calibri" fo:font-size="12pt" fo:font-weight="normal" officeooo:rsid="004d28cc" officeooo:paragraph-rsid="00217222" style:font-size-asian="12pt" style:font-weight-asian="normal" style:font-size-complex="12pt" style:font-weight-complex="normal"/>
    </style:style>
    <style:style style:name="P18" style:family="paragraph" style:parent-style-name="Standard">
      <style:text-properties style:font-name="Calibri" fo:font-size="12pt" fo:font-weight="normal" officeooo:rsid="004ffd4e" officeooo:paragraph-rsid="00217222" style:font-size-asian="12pt" style:font-weight-asian="normal" style:font-size-complex="12pt" style:font-weight-complex="normal"/>
    </style:style>
    <style:style style:name="P19" style:family="paragraph" style:parent-style-name="Standard">
      <style:text-properties style:font-name="Calibri" fo:font-size="12pt" fo:font-weight="normal" officeooo:rsid="0046c7ab" officeooo:paragraph-rsid="00217222" style:font-size-asian="12pt" style:font-weight-asian="normal" style:font-size-complex="12pt" style:font-weight-complex="normal"/>
    </style:style>
    <style:style style:name="P20" style:family="paragraph" style:parent-style-name="Standard">
      <style:text-properties style:font-name="Calibri" fo:font-size="12pt" fo:font-weight="bold" officeooo:rsid="001e7508" officeooo:paragraph-rsid="0020cbdf" style:font-size-asian="12pt" style:font-weight-asian="bold" style:font-size-complex="12pt" style:font-weight-complex="bold"/>
    </style:style>
    <style:style style:name="P21" style:family="paragraph" style:parent-style-name="Standard">
      <style:text-properties style:font-name="Calibri" fo:font-size="12pt" fo:font-weight="bold" officeooo:rsid="0019747c" officeooo:paragraph-rsid="0020cbdf" style:font-size-asian="12pt" style:font-weight-asian="bold" style:font-size-complex="12pt" style:font-weight-complex="bold"/>
    </style:style>
    <style:style style:name="P22" style:family="paragraph" style:parent-style-name="Standard">
      <style:text-properties style:font-name="Calibri" fo:font-size="12pt" fo:font-weight="bold" officeooo:rsid="0035fb1c" officeooo:paragraph-rsid="00217222" style:font-size-asian="12pt" style:font-weight-asian="bold" style:font-size-complex="12pt" style:font-weight-complex="bold"/>
    </style:style>
    <style:style style:name="P23" style:family="paragraph" style:parent-style-name="Standard">
      <style:text-properties style:font-name="Calibri" fo:font-size="12pt" fo:font-weight="bold" officeooo:rsid="005e7c63" officeooo:paragraph-rsid="00217222" style:font-size-asian="12pt" style:font-weight-asian="bold" style:font-size-complex="12pt" style:font-weight-complex="bold"/>
    </style:style>
    <style:style style:name="P24" style:family="paragraph" style:parent-style-name="Standard">
      <style:text-properties style:font-name="Calibri" fo:font-size="12pt" fo:font-style="italic" fo:font-weight="normal" officeooo:rsid="003bfa7e" officeooo:paragraph-rsid="00217222" style:font-size-asian="12pt" style:font-style-asian="italic" style:font-weight-asian="normal" style:font-size-complex="12pt" style:font-style-complex="italic" style:font-weight-complex="normal"/>
    </style:style>
    <style:style style:name="P25" style:family="paragraph" style:parent-style-name="Standard">
      <style:text-properties style:font-name="Calibri" fo:font-size="12pt" fo:font-style="italic" fo:font-weight="normal" officeooo:rsid="0041aaf4" officeooo:paragraph-rsid="00217222" style:font-size-asian="12pt" style:font-style-asian="italic" style:font-weight-asian="normal" style:font-size-complex="12pt" style:font-style-complex="italic" style:font-weight-complex="normal"/>
    </style:style>
    <style:style style:name="P26" style:family="paragraph" style:parent-style-name="Standard">
      <style:text-properties style:font-name="Calibri" fo:font-size="12pt" fo:language="de" fo:country="none" officeooo:paragraph-rsid="0025d102" style:font-size-asian="12pt" style:font-size-complex="12pt"/>
    </style:style>
    <style:style style:name="P27" style:family="paragraph" style:parent-style-name="Standard">
      <style:paragraph-properties fo:line-height="100%"/>
      <style:text-properties style:font-name="Calibri" fo:font-size="12pt" fo:language="de" fo:country="none" officeooo:paragraph-rsid="0025d102" style:font-size-asian="12pt" style:font-size-complex="12pt"/>
    </style:style>
    <style:style style:name="P28" style:family="paragraph" style:parent-style-name="Standard">
      <style:paragraph-properties fo:line-height="100%"/>
      <style:text-properties style:font-name="Calibri" fo:font-size="12pt" fo:language="de" fo:country="none" officeooo:paragraph-rsid="0025d102" style:font-size-asian="12pt" style:font-name-complex="Calibri1" style:font-size-complex="12pt"/>
    </style:style>
    <style:style style:name="P29" style:family="paragraph" style:parent-style-name="Standard">
      <style:paragraph-properties fo:line-height="100%"/>
      <style:text-properties style:font-name="Calibri" fo:font-size="12pt" fo:language="de" fo:country="none" officeooo:paragraph-rsid="0025f29a" style:font-size-asian="12pt" style:font-name-complex="Calibri1" style:font-size-complex="12pt"/>
    </style:style>
    <style:style style:name="P30" style:family="paragraph" style:parent-style-name="Standard">
      <style:paragraph-properties fo:line-height="100%"/>
      <style:text-properties style:font-name="Calibri" fo:font-size="12pt" fo:language="de" fo:country="none" officeooo:rsid="0025f29a" officeooo:paragraph-rsid="0025f29a" style:font-size-asian="12pt" style:font-name-complex="Calibri1" style:font-size-complex="12pt"/>
    </style:style>
    <style:style style:name="P31" style:family="paragraph" style:parent-style-name="Standard">
      <style:paragraph-properties fo:line-height="100%"/>
      <style:text-properties style:font-name="Calibri" fo:font-size="12pt" fo:language="de" fo:country="none" officeooo:rsid="0025f29a" officeooo:paragraph-rsid="0025d102" style:font-size-asian="12pt" style:font-name-complex="Calibri1" style:font-size-complex="12pt"/>
    </style:style>
    <style:style style:name="P32" style:family="paragraph" style:parent-style-name="Standard">
      <style:paragraph-properties fo:line-height="100%"/>
      <style:text-properties style:font-name="Calibri" fo:font-size="12pt" fo:language="de" fo:country="none" fo:font-weight="bold" officeooo:paragraph-rsid="0025d102" style:font-size-asian="12pt" style:font-weight-asian="bold" style:font-size-complex="12pt" style:font-weight-complex="bold"/>
    </style:style>
    <style:style style:name="P33" style:family="paragraph" style:parent-style-name="Standard">
      <style:paragraph-properties fo:line-height="100%"/>
      <style:text-properties style:font-name="Calibri" fo:font-size="12pt" fo:language="de" fo:country="none" fo:font-weight="normal" officeooo:rsid="0025d102" officeooo:paragraph-rsid="0025d102" style:font-size-asian="12pt" style:font-weight-asian="normal" style:font-size-complex="12pt" style:font-weight-complex="normal"/>
    </style:style>
    <style:style style:name="P34" style:family="paragraph" style:parent-style-name="Standard">
      <style:paragraph-properties fo:line-height="100%"/>
      <style:text-properties style:font-name="Calibri" fo:font-size="12pt" fo:language="de" fo:country="none" fo:font-style="italic" fo:font-weight="normal" officeooo:rsid="0025f29a" officeooo:paragraph-rsid="0025f29a"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00%"/>
      <style:text-properties style:font-name="Calibri" fo:font-size="12pt" officeooo:paragraph-rsid="0025d102" style:font-size-asian="12pt" style:font-size-complex="12pt"/>
    </style:style>
    <style:style style:name="P36" style:family="paragraph" style:parent-style-name="Standard">
      <style:text-properties style:font-name="Calibri" fo:font-size="14pt" fo:font-weight="bold" officeooo:rsid="0025d102" officeooo:paragraph-rsid="0025d102" style:font-size-asian="14pt" style:font-weight-asian="bold" style:font-size-complex="14pt" style:font-weight-complex="bold"/>
    </style:style>
    <style:style style:name="P37" style:family="paragraph" style:parent-style-name="Standard">
      <style:text-properties style:text-underline-style="none" officeooo:rsid="0014354c" officeooo:paragraph-rsid="0026f62a"/>
    </style:style>
    <style:style style:name="P38" style:family="paragraph" style:parent-style-name="Standard">
      <style:text-properties style:text-underline-style="none" officeooo:rsid="001f7721" officeooo:paragraph-rsid="0026f62a"/>
    </style:style>
    <style:style style:name="P39" style:family="paragraph" style:parent-style-name="Standard">
      <style:text-properties style:text-underline-style="none" officeooo:rsid="001e626e" officeooo:paragraph-rsid="0026f62a"/>
    </style:style>
    <style:style style:name="P40" style:family="paragraph" style:parent-style-name="Standard">
      <style:text-properties style:text-underline-style="none" officeooo:rsid="00211fea" officeooo:paragraph-rsid="0026f62a"/>
    </style:style>
    <style:style style:name="P41" style:family="paragraph" style:parent-style-name="Standard">
      <style:text-properties style:text-underline-style="none" officeooo:rsid="00211fea" officeooo:paragraph-rsid="002de789"/>
    </style:style>
    <style:style style:name="P42" style:family="paragraph" style:parent-style-name="Standard">
      <style:text-properties style:text-underline-style="none" officeooo:rsid="00212677" officeooo:paragraph-rsid="0026f62a"/>
    </style:style>
    <style:style style:name="P43" style:family="paragraph" style:parent-style-name="Standard">
      <style:text-properties style:text-underline-style="none" officeooo:rsid="00223bf8" officeooo:paragraph-rsid="0026f62a"/>
    </style:style>
    <style:style style:name="P44" style:family="paragraph" style:parent-style-name="Standard">
      <style:paragraph-properties fo:line-height="100%"/>
      <style:text-properties style:text-underline-style="none" officeooo:rsid="002563f3" officeooo:paragraph-rsid="0026f62a"/>
    </style:style>
    <style:style style:name="P45" style:family="paragraph" style:parent-style-name="Standard">
      <style:text-properties style:text-underline-style="none" fo:font-weight="bold" officeooo:rsid="0014354c" officeooo:paragraph-rsid="0026f62a" style:font-weight-asian="bold" style:font-weight-complex="bold"/>
    </style:style>
    <style:style style:name="P46" style:family="paragraph" style:parent-style-name="Standard">
      <style:text-properties fo:font-style="italic" style:text-underline-style="none" officeooo:rsid="001e626e" officeooo:paragraph-rsid="0026f62a" style:font-style-asian="italic" style:font-style-complex="italic"/>
    </style:style>
    <style:style style:name="P47" style:family="paragraph" style:parent-style-name="Standard">
      <style:text-properties fo:font-style="italic" style:text-underline-style="none" officeooo:rsid="00211fea" officeooo:paragraph-rsid="0026f62a" style:font-style-asian="italic" style:font-style-complex="italic"/>
    </style:style>
    <style:style style:name="P48" style:family="paragraph" style:parent-style-name="Standard">
      <style:text-properties fo:font-style="italic" style:text-underline-style="none" officeooo:rsid="002563f3" officeooo:paragraph-rsid="0026f62a" style:font-style-asian="italic" style:font-style-complex="italic"/>
    </style:style>
    <style:style style:name="T1" style:family="text">
      <style:text-properties officeooo:rsid="005c64a2"/>
    </style:style>
    <style:style style:name="T2" style:family="text">
      <style:text-properties officeooo:rsid="0030e532"/>
    </style:style>
    <style:style style:name="T3" style:family="text">
      <style:text-properties officeooo:rsid="0055dc2f"/>
    </style:style>
    <style:style style:name="T4" style:family="text">
      <style:text-properties officeooo:rsid="001e84ee"/>
    </style:style>
    <style:style style:name="T5" style:family="text">
      <style:text-properties officeooo:rsid="0056b067"/>
    </style:style>
    <style:style style:name="T6" style:family="text">
      <style:text-properties officeooo:rsid="00575bbc"/>
    </style:style>
    <style:style style:name="T7" style:family="text">
      <style:text-properties officeooo:rsid="001ed889"/>
    </style:style>
    <style:style style:name="T8" style:family="text">
      <style:text-properties officeooo:rsid="005a7a61"/>
    </style:style>
    <style:style style:name="T9" style:family="text">
      <style:text-properties officeooo:rsid="005bd0b3"/>
    </style:style>
    <style:style style:name="T10" style:family="text">
      <style:text-properties officeooo:rsid="0020cbdf"/>
    </style:style>
    <style:style style:name="T11" style:family="text">
      <style:text-properties officeooo:rsid="001133d3"/>
    </style:style>
    <style:style style:name="T12" style:family="text">
      <style:text-properties fo:font-weight="bold" style:font-weight-asian="bold" style:font-weight-complex="bold"/>
    </style:style>
    <style:style style:name="T13" style:family="text">
      <style:text-properties fo:font-weight="normal" officeooo:rsid="001133d3" style:font-weight-asian="normal" style:font-weight-complex="normal"/>
    </style:style>
    <style:style style:name="T14" style:family="text">
      <style:text-properties officeooo:rsid="0046d833"/>
    </style:style>
    <style:style style:name="T15" style:family="text">
      <style:text-properties officeooo:rsid="005e32a5"/>
    </style:style>
    <style:style style:name="T16" style:family="text">
      <style:text-properties officeooo:rsid="0036c835"/>
    </style:style>
    <style:style style:name="T17" style:family="text">
      <style:text-properties officeooo:rsid="005e7c63"/>
    </style:style>
    <style:style style:name="T18" style:family="text">
      <style:text-properties officeooo:rsid="00455da9"/>
    </style:style>
    <style:style style:name="T19" style:family="text">
      <style:text-properties officeooo:rsid="004d28cc"/>
    </style:style>
    <style:style style:name="T20" style:family="text">
      <style:text-properties officeooo:rsid="004ec5be"/>
    </style:style>
    <style:style style:name="T21" style:family="text">
      <style:text-properties officeooo:rsid="006145b9"/>
    </style:style>
    <style:style style:name="T22" style:family="text">
      <style:text-properties officeooo:rsid="0050420b"/>
    </style:style>
    <style:style style:name="T23" style:family="text">
      <style:text-properties fo:font-style="italic" style:font-style-asian="italic" style:font-style-complex="italic"/>
    </style:style>
    <style:style style:name="T24" style:family="text">
      <style:text-properties fo:font-style="italic" officeooo:rsid="005e7c63" style:font-style-asian="italic" style:font-style-complex="italic"/>
    </style:style>
    <style:style style:name="T25" style:family="text">
      <style:text-properties officeooo:rsid="0025f29a"/>
    </style:style>
    <style:style style:name="T26" style:family="text">
      <style:text-properties fo:language="de" fo:country="none"/>
    </style:style>
    <style:style style:name="T27" style:family="text">
      <style:text-properties fo:language="de" fo:country="none" fo:font-style="italic" style:font-style-asian="italic" style:font-style-complex="italic"/>
    </style:style>
    <style:style style:name="T28" style:family="text">
      <style:text-properties fo:language="de" fo:country="none" fo:font-style="italic" fo:font-weight="normal" style:font-style-asian="italic" style:font-weight-asian="normal" style:font-style-complex="italic" style:font-weight-complex="normal"/>
    </style:style>
    <style:style style:name="T29" style:family="text">
      <style:text-properties fo:language="de" fo:country="none" fo:font-weight="normal" style:font-weight-asian="normal" style:font-weight-complex="normal"/>
    </style:style>
    <style:style style:name="T30" style:family="text">
      <style:text-properties fo:language="de" fo:country="none" fo:font-weight="normal" officeooo:rsid="0025f29a" style:font-weight-asian="normal" style:font-weight-complex="normal"/>
    </style:style>
    <style:style style:name="T31" style:family="text">
      <style:text-properties fo:language="de" fo:country="none" style:font-name-complex="Calibri1"/>
    </style:style>
    <style:style style:name="T32" style:family="text">
      <style:text-properties fo:language="de" fo:country="none" fo:font-style="normal" officeooo:rsid="0025f29a" style:font-style-asian="normal" style:font-style-complex="normal"/>
    </style:style>
    <style:style style:name="T33" style:family="text">
      <style:text-properties fo:language="de" fo:country="none" fo:font-style="normal" fo:font-weight="bold" style:font-style-asian="normal" style:font-weight-asian="bold" style:font-style-complex="normal" style:font-weight-complex="bold"/>
    </style:style>
    <style:style style:name="T34" style:family="text">
      <style:text-properties fo:language="de" fo:country="none" officeooo:rsid="0025f29a"/>
    </style:style>
    <style:style style:name="T35" style:family="text">
      <style:text-properties style:font-name-complex="Calibri1"/>
    </style:style>
    <style:style style:name="T36" style:family="text">
      <style:text-properties style:font-name="Calibri" fo:font-size="12pt" fo:language="de" fo:country="none" style:font-size-asian="12pt" style:font-size-complex="12pt"/>
    </style:style>
    <style:style style:name="T37" style:family="text">
      <style:text-properties style:font-name="Calibri" fo:font-size="12pt" fo:language="de" fo:country="none" fo:font-weight="normal" style:font-size-asian="12pt" style:font-weight-asian="normal" style:font-size-complex="12pt" style:font-weight-complex="normal"/>
    </style:style>
    <style:style style:name="T38" style:family="text">
      <style:text-properties style:font-name="Calibri" fo:font-size="12pt" fo:language="de" fo:country="none" fo:font-weight="normal" officeooo:rsid="0028e14e" style:font-size-asian="12pt" style:font-weight-asian="normal" style:font-size-complex="12pt" style:font-weight-complex="normal"/>
    </style:style>
    <style:style style:name="T39" style:family="text">
      <style:text-properties style:font-name="Calibri" fo:font-size="12pt" fo:language="de" fo:country="none" fo:font-weight="normal" officeooo:rsid="0028e021" style:font-size-asian="12pt" style:font-weight-asian="normal" style:font-size-complex="12pt" style:font-weight-complex="normal"/>
    </style:style>
    <style:style style:name="T40" style:family="text">
      <style:text-properties style:font-name="Calibri" fo:font-size="12pt" fo:language="de" fo:country="none" fo:font-weight="normal" officeooo:rsid="002de789" style:font-size-asian="12pt" style:font-weight-asian="normal" style:font-size-complex="12pt" style:font-weight-complex="normal"/>
    </style:style>
    <style:style style:name="T41" style:family="text">
      <style:text-properties style:font-name="Calibri" fo:font-size="12pt" fo:language="de" fo:country="none" fo:font-weight="normal" officeooo:rsid="00338772" style:font-size-asian="12pt" style:font-weight-asian="normal" style:font-size-complex="12pt" style:font-weight-complex="normal"/>
    </style:style>
    <style:style style:name="T42" style:family="text">
      <style:text-properties officeooo:rsid="0028e021"/>
    </style:style>
    <style:style style:name="T43" style:family="text">
      <style:text-properties officeooo:rsid="002563f3"/>
    </style:style>
    <style:style style:name="T44" style:family="text">
      <style:text-properties style:text-underline-style="none"/>
    </style:style>
    <style:style style:name="T45" style:family="text">
      <style:text-properties style:text-underline-style="none" officeooo:rsid="0014354c"/>
    </style:style>
    <style:style style:name="T46" style:family="text">
      <style:text-properties officeooo:rsid="00211fea"/>
    </style:style>
    <style:style style:name="T47" style:family="text">
      <style:text-properties officeooo:rsid="0023819d"/>
    </style:style>
    <style:style style:name="T48" style:family="text">
      <style:text-properties officeooo:rsid="00212677"/>
    </style:style>
    <style:style style:name="T49" style:family="text">
      <style:text-properties officeooo:rsid="00223bf8"/>
    </style:style>
    <style:style style:name="T50" style:family="text">
      <style:text-properties officeooo:rsid="00275e70"/>
    </style:style>
    <style:style style:name="T51" style:family="text">
      <style:text-properties officeooo:rsid="002810b6"/>
    </style:style>
    <style:style style:name="T52" style:family="text">
      <style:text-properties officeooo:rsid="002de789"/>
    </style:style>
    <style:style style:name="T53" style:family="text">
      <style:text-properties officeooo:rsid="00318f52"/>
    </style:style>
    <style:style style:name="T54" style:family="text">
      <style:text-properties officeooo:rsid="0033877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Vorwort</text:span><text:line-break/><text:line-break/>Zunächst möchte ich mich bei <text:span text:style-name="T10">Anna Glatt, Theresa Grabmaier und </text:span>Florian Kratzer bedanken, d<text:span text:style-name="T10">ie</text:span> mir mit <text:span text:style-name="T10">Hilfe und </text:span>guten Ratschlägen zur Seite <text:span text:style-name="T10">s</text:span>tand<text:span text:style-name="T10">en</text:span>. Außerdem möchte ich mich bei Herrn Jens Müller, für seine Unterstützung bei dieser Bachelorarbeit bedanken.<text:line-break/><text:line-break/><text:line-break/><text:span text:style-name="T12">Motivation</text:span></text:p>
      <text:p text:style-name="P3"/>
      <text:p text:style-name="P20"><text:span text:style-name="T13">Seit meiner frühen Kindheit begeistere ich mich für die Thematik, interaktiver Medien, insbesondere für das Feld der Videospiele.<text:line-break/>In meinem bisherigen Studium hatte ich viele Möglichkeiten, mich gezielt in diesem Bereich fortzubilden. Es wurden verschiedene Projekte und Fächer, welche die Thematik des „Game-Design“ behandeln belegt. Ich hoffe, das ich mich auch nach dem Studium die Möglichkeit haben werde mich in diese Richtung weiterzubilden und dass die erlernten Kenntnisse und Fähigkeiten sich dabei, sowohl in der Weiterbildung, als auch im späteren Berufsleben als wertvoll und nützlich erweisen werden. <text:line-break/><text:line-break/></text:span><text:span text:style-name="T11">Legitimation der Arbeit</text:span><text:span text:style-name="T13"><text:line-break/><text:line-break/>Wie bereits erwähnt wurden im Laufe des Studiums, weitreichende Kenntnisse im Bereich der Videospiele, insbesondere im Bereich der theoretischen Planung und Konzeption von Videospielen erworben. Die Bachelorarbeit ist eine gute Möglichkeit, diese Kenntnisse zu erweitern und konkret in einer Arbeit zu realisieren. Die abgeschlossene Arbeit dürfte insbesondere für Entwickler von Videospielen und Personen die Interesse an verschiedenen Aspekten des „Game-Design“ besitzen, von Interesse sein und ihnen hoffentlich auch als nützliche Inspiration-Quelle für weitere Arbeiten in diese Richtung dienen.<text:line-break/><text:line-break/></text:span><text:span text:style-name="T11">Ziele der Arbeit</text:span><text:span text:style-name="T13"><text:line-break/><text:line-break/>Ziele der Arbeit sind, Aspekte der sog. „Immersion“, in Anwendung auf Videospiele zu Untersuchen und zu definieren. Es wird das Konzept und der Prototyp eines Videospieles entwickelt, in dem die zuvor definierten Bedingungen zur Kreation einer <text:s/>„Immersiven“-Wirkung zur Anwendung kommen.<text:line-break/>Bei der Entwicklung des Prototypen ist hervorzuheben, das in der Konzeption Schwerpunkte definiert werden, auf die sich die Realisierung des Prototypen primär konzentrieren soll. Es ist kein Ziel ein komplettes, abgeschlossenes Spiel zu realisieren, sondern eine sog. Demo-Version, also einen Spielprototyp, der nur bestimmte Aspekte des Videospieles behandeln soll.</text:span><text:span text:style-name="T11"><text:line-break/><text:line-break/></text:span>Inspiration und <text:span text:style-name="T10">vergleichbare</text:span> Spiele</text:p>
      <text:p text:style-name="P20"/>
      <text:p text:style-name="P4">Die <text:span text:style-name="T3">Grund</text:span>idee der Bach<text:span text:style-name="T3">e</text:span>lor<text:span text:style-name="T3">arbeit</text:span> best<text:span text:style-name="T3">and</text:span> darin, ein interaktives <text:span text:style-name="T3">Videos</text:span>piel zu <text:span text:style-name="T3">konzeptionieren</text:span>, in <text:span text:style-name="T3">dem auf eine möglichst immersive Weise,</text:span> eine<text:span text:style-name="T3"> </text:span>Geschichte erzählt wird. Der Hauptfokus<text:span text:style-name="T3"> des Werkstückes</text:span> liegt d<text:span text:style-name="T3">eshalb</text:span> primär darauf, <text:span text:style-name="T3">einen funktionsfähigen Prototypen zu entwickeln, der dem Spieler</text:span> eine spannende Handlung, mit einer Vielzahl an unterschiedlichen Charakteren und Ereignissen, <text:span text:style-name="T3">erleben lässt. </text:span></text:p>
      <text:p text:style-name="P4"/>
      <text:p text:style-name="P4">Es wurden bereits andere Spiele veröffentlicht die ähnliche Ansprüche verfolgen, beispielsweise die <text:span text:style-name="T3">Spielreihe</text:span> „The <text:span text:style-name="T3">W</text:span>alking Dead“, der Firma Telltale Games. Dieses Spiel handelt <text:span text:style-name="T3">narrativ,</text:span> von <text:soft-page-break/>einer Gruppe Überlebender in einer Postapo<text:span text:style-name="T3">k</text:span>alyptischen Welt. Der Hauptfokus dieser Reihe liegt darin die Geschichte, und die Entwicklung dieser Gruppe Überlebender in mehreren Episoden, auf spannende und <text:span text:style-name="T4">den Spieler miteinbeziehende Weise zu erzählen. Ein Großteil des Gameplays, nehmen hierbei Dialoge, die zwischen den verschiedenen Charakteren geführt werden ein. Dabei handelt es sich inhaltlich, meistens um verschiedene Probleme, mit denen die Charaktere sowohl innerhalb, als auch außerhalb der Gruppe konfrontiert werden. Der Spieler kann in diesen Dialogen, interaktiv Entscheidungen treffen, die sich im späteren, Spielverlauf auf die Entwicklung der Geschichte auswirken. Außerhalb dieser Dialoge ähnelt das Spiel sehr stark einem klassischem „Point-and-Click“ Adventure-Game.</text:span></text:p>
      <text:p text:style-name="P4"/>
      <text:p text:style-name="P5">Ein weiteres Spiel das als Inspirationsquelle diente, ist The Banner Saga der Firma <text:span text:style-name="T5">Stoic</text:span>. Dieses Spiel ist eine Mischung aus Side-Scroller und <text:span text:style-name="T5">taktischem </text:span>Strateg<text:span text:style-name="T5">ie</text:span>spiel. Der Spieler <text:span text:style-name="T5">übernimmt</text:span> die Führung eines Stammes, der durch eine fiktive, an der klassischen nordischen Mythologie orientierte Welt zieht. Dabei trifft der Stamm immer wieder auf Gegner, die im Kampf besiegt werden müssen, oder auf andere Ereignisse, die in einem Dialog-System behandelt werden. <text:span text:style-name="T5">Insbesondere</text:span> der <text:span text:style-name="T5">grafische Stil und die Intelligente Nutzung des </text:span>Sidescroller-Stil <text:span text:style-name="T6">zur narrativen Erzählweise,</text:span> war<text:span text:style-name="T6">en</text:span> <text:span text:style-name="T6">aus Design-konzeptioneller Sicht betrachtet</text:span>, eine große Inspirationsquelle <text:span text:style-name="T7">für die Design-Konzeption des Werkstücks.</text:span></text:p>
      <text:p text:style-name="P5"/>
      <text:p text:style-name="P21">Alleinstellungsmerkmal</text:p>
      <text:p text:style-name="P6"/>
      <text:p text:style-name="P7">Geht es um die spezifischen Besonderheiten, die das Werkstück von anderen Spielen abhebt, so sollte zunächst <text:span text:style-name="T8">erwähnt werden, das es sich um die Umsetzung eines literarischen Werkes, nämlich dem Buch, „Das Herz der Finsternis“ von Joseph Conrad handelt. Zudem sollte </text:span>das Setting genannt werden. Die Handlung des Werkstückes mag fiktiv sein, jedoch wurde, das gesamte Spiel in einen historischen Kontext eingebunden und es wurde viel Wert darauf gelegt, die Handlung und d<text:span text:style-name="T9">ie Hintergrundbedingungen</text:span> des Spiels, möglichst realistisch, authentisch und plausibel wie möglich erscheinen zu lassen. </text:p>
      <text:p text:style-name="P8">Das eigentlich Setting behandelt zudem eine geschichtliche Periode, die in der westlichen Gesellschaft kaum <text:span text:style-name="T2">w</text:span>ahrgenommen wird, nämlich die <text:span text:style-name="T1">frühen </text:span>Anfänge der europäischen Kolonisierungspolitik <text:span text:style-name="T1">im 18ten Jahrhundert</text:span>, deren Konsequenzen <text:span text:style-name="T1">sich bis</text:span> weit in die <text:span text:style-name="T1">heutige </text:span>Gegenwart <text:span text:style-name="T1">Auswirken.</text:span></text:p>
      <text:p text:style-name="P9">All diese Faktoren, bieten ein Alleinstellungsmerkmal, das nur wenige Spiele bieten. </text:p>
      <text:p text:style-name="P10">Angesehen von seiner historischen <text:span text:style-name="T1">und politischen </text:span>Bedeutung, bietet das Spiel eine <text:span text:style-name="T1">zudem </text:span><text:s/>spannende und unterhaltsame Geschichte, durch ihre audiovisuelle Realisierung ein <text:span text:style-name="T2">mitreißendes Spielerlebnis bildet.</text:span></text:p>
      <text:p text:style-name="P10"/>
      <text:p text:style-name="P10"/>
      <text:p text:style-name="P22">Immersion in Videospielen</text:p>
      <text:p text:style-name="P11"/>
      <text:p text:style-name="P11">Da das <text:span text:style-name="T14">konzeptionierte</text:span> Spiel wie in <text:span text:style-name="T15">[Kapitel Ziele der Arbeit] </text:span>beschrieben ein „immersives“ <text:span text:style-name="T15">Spielerlebnis</text:span> bieten soll, <text:span text:style-name="T15">soll der</text:span> Begriff der „Immersion“ in <text:span text:style-name="T15">Bezug auf Videospiele, in</text:span> diesem Kapitel genauer definiert werden.</text:p>
      <text:p text:style-name="P11"/>
      <text:p text:style-name="P11">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16">Entscheidend für ein immersives Erlebnis ist laut Adams, dass der Spieler einen Großteil seiner Aufmerksamkeit in das Spielgeschehen legt. „When you immersed in a book, movie, or </text:span><text:soft-page-break/><text:span text:style-name="T16">game, you devote all your Attention to it and it seems real. You have lost the Track of the boundaries of the magic circle“.</text:span></text:p>
      <text:p text:style-name="P11"/>
      <text:p text:style-name="P12">Entsprechend wichtig ist es um Immersion zu erschaffen, ein <text:span text:style-name="T15">Spielerlebnis</text:span> zu <text:span text:style-name="T15">kreieren</text:span>, das es schafft möglichst konstant die Aufmerksamkeit des Benutzers auf s<text:span text:style-name="T15">i</text:span>ch zu richten und <text:span text:style-name="T15">das aktive Bewusstsein</text:span>, das es sich <text:span text:style-name="T15">bei dem Erlebten</text:span> um eine künstlich erzeugte Welt handelt, <text:span text:style-name="T15">zu verdrängen</text:span>.</text:p>
      <text:p text:style-name="P12"/>
      <text:p text:style-name="P12">Es ist daher eine <text:span text:style-name="T15">gewisse</text:span> Spannung nötig um die <text:span text:style-name="T15">Aufmerksamkeit des Spielers an das Spielgeschehen uns somit </text:span>Immersion aufrecht zu erhalten. Adams definiert in Bezug auf Videospiele drei Hauptarten der Immersion. Strategische<text:span text:style-name="T15">-</text:span>Immersion, Taktische<text:span text:style-name="T15">-</text:span>Immersion und Narrativ<text:span text:style-name="T15">-</text:span> Immersion.</text:p>
      <text:p text:style-name="P12"/>
      <text:p text:style-name="P13"><text:span text:style-name="T23">Taktische</text:span><text:span text:style-name="T24">-</text:span><text:span text:style-name="T23">Immersion:</text:span><text:line-break/>Adams beschreibt die taktische Immersion eines Spieles als „Trance“, der Spieler muss so schnell auf das Spielgeschehen reagieren, das<text:span text:style-name="T15">s das Spiel</text:span> <text:span text:style-name="T15">die</text:span> Aufmerksamkeit <text:span text:style-name="T15">des Spielers an sich bindet und das Bewußtsein</text:span> keine andere Möglichkeit hat, von anderen <text:span text:style-name="T15">Faktoren</text:span> abgelenkt zu werden.</text:p>
      <text:p text:style-name="P12"/>
      <text:p text:style-name="P24">Strategische<text:span text:style-name="T17">-</text:span>Immersion:</text:p>
      <text:p text:style-name="P13">Muss der Spieler das Spiel „observieren“, eigene Strategien entwickeln, „kalkulieren“ und „planen“, so liegt laut Adams eine <text:span text:style-name="T15">S</text:span>trategische<text:span text:style-name="T15">-</text:span>Immersion vor. <text:span text:style-name="T15">D</text:span>er Verstand und somit die Aufmerksamkeit ist <text:span text:style-name="T15">in diesem Fall,</text:span> damit beschäftigt die <text:span text:style-name="T17">s</text:span>pielerischen Entscheidungen zu „optimieren“ <text:span text:style-name="T17">und widmet dem Spielgeschehen somit seine volle Aufmerksamkeit</text:span>.</text:p>
      <text:p text:style-name="P12"/>
      <text:p text:style-name="P25">Narrative<text:span text:style-name="T17">-</text:span>Immersion</text:p>
      <text:p text:style-name="P14">Die letzte und für <text:span text:style-name="T17">die Konzeption des Werkstückes</text:span> <text:span text:style-name="T17">relevanteste</text:span> Art der Immersion ist die <text:span text:style-name="T17">N</text:span>arrative-Imm<text:span text:style-name="T17">e</text:span>rsion.</text:p>
      <text:p text:style-name="P15">Sie wird von Adams als folgendermaßen beschrieben.</text:p>
      <text:p text:style-name="P15">„<text:span text:style-name="T18">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16">Narrative-Immersion bedeutet, somit dem Spiel, aufgrund seiner fesselnden Geschichte, seine Aufmerksamkeit zu widmen.</text:p>
      <text:p text:style-name="P17"/>
      <text:p text:style-name="P17"/>
      <text:p text:style-name="P23"/>
      <text:p text:style-name="P23">Narrative Immersion als Schwerpunkt des Bachelorarbeit</text:p>
      <text:p text:style-name="P18"/>
      <text:p text:style-name="P19">Verglicht man die <text:span text:style-name="T17">verschiedenen</text:span> Arten der Immersionen <text:span text:style-name="T17">miteinander</text:span>, <text:span text:style-name="T17">so fällt auf das diese in ihrer Wirkungsweise und ihren Anforderungen,</text:span> teilweise <text:span text:style-name="T17">stark konträr im Verhältnis zueinander wirken</text:span>. So <text:span text:style-name="T17">ist es schwierig in einem Videospiel, dem Spieler </text:span>eine tiefgründige Geschichte vermitteln, wenn <text:s/><text:span text:style-name="T17">dieser </text:span>seine Hauptkonzentration darauf legen muss, beispielsweise durch seine Reaktionsvermögen <text:span text:style-name="T17">ein Level zu absolvieren</text:span>. <text:span text:style-name="T17">In selbem Maße kann es für den Spieler überfordernd sein,</text:span> sich eine komplexe Strategie zu Überlegen, während man gleichzeitig <text:span text:style-name="T19">einer Geschichte folgen muss und laut Adams zerstört, nichts spielerische Immersion mehr, als das Gefühl von Überforderung und Stress.</text:span></text:p>
      <text:p text:style-name="P19"/>
      <text:p text:style-name="P17">Aus diesem Grund <text:span text:style-name="T20">fokussiert</text:span>, sich das fertige Werkstück <text:span text:style-name="T17">primär </text:span>auf die „Narrative<text:span text:style-name="T17">-</text:span>Immersion“. <text:span text:style-name="T17">Es soll eine Geschichte erzählt werden und dies soll auf eine möglichst immersive Weise geschehen</text:span>. <text:soft-page-break/>Das „Gameplay“ <text:span text:style-name="T17">des konzipierten Videospiel,</text:span> dient <text:span text:style-name="T17">somit voranging dem Zweck </text:span>die Handlung <text:span text:style-name="T17">narrativ</text:span> zu unterstützen.</text:p>
      <text:p text:style-name="P17"/>
      <text:p text:style-name="P18"><text:span text:style-name="T21">Eines der wichtigsten</text:span> Element<text:span text:style-name="T21">e</text:span> der narrativen Immersion ist das sog. „Storytelling“, <text:span text:style-name="T22">die Art und Weise wie eine Geschichte dem Spieler mitgeteilt wird. Als weiterer essenzieller Punkt der Narrativen-Immiersion ist der Begriff der „Game-World“ zu nennen. Der Begriff „Game-World“ umfasst dabei sowohl das visuell-physikalische Design der Welt, in der das Spielgeschehen stattfindetl, als auch deren symbolische, kulturelle, sowie historischen Hintergründe. Sowohl die Aspekte des Storytelling, als auch die der Games-World sind essenziell zur Erschaffung eines immersiven Spielerlebnis <text:s/>und werden als primäre Schwerpunkte in der Design-Konzeption, des Videospieles behandelt.</text:span></text:p>
      <text:p text:style-name="P18"/>
      <text:p text:style-name="P18"/>
      <text:p text:style-name="P36">Game Design</text:p>
      <text:p text:style-name="P26"/>
      <text:p text:style-name="P28"/>
      <text:p text:style-name="P32">Literarische Vorlage: Das Herz der Finsternis</text:p>
      <text:p text:style-name="P31"/>
      <text:p text:style-name="P29"><text:span text:style-name="T25">Es wurde in der frühen Konzeptionsphase der Bachelorarbeit, die Entscheidung getroffen, sich bei der Wahl, der inhaltlichen Geschichte des Videospieles, auf eine literarische Vorlage zu beziehen, da dies generell einen sichere Basis für die Konzeption einer spannenden Geschichte bietet.</text:span></text:p>
      <text:p text:style-name="P29"/>
      <text:p text:style-name="P30">Die Vorlage der literarischen Vorlage, fiel auf das Herz der Finsternis, da diese Geschichte einen vergleichsweise kurzen, aber spannenden Umfang bietet. Zudem spricht das Buch historisch-politische Themen an, was aus persöhnlicher Preferenz ein enwichtigen Faktor zur Wahl der literarischen Vorlage darstellte.</text:p>
      <text:p text:style-name="P30"/>
      <text:p text:style-name="P30"/>
      <text:p text:style-name="P35"><text:span text:style-name="T33">Zusammenfassung:</text:span><text:line-break/><text:line-break/><text:span text:style-name="T26">Das Herz der Finsternis spielt zu Ende des 19ten Jahrhunderts und handelt von der Erzählung, des Kapitäns Marlow. Dieser bricht im Auftrag einer nicht konkret genannten Handelsgesellschaft auf um auf einem Dampfschiff, einen Fluss im Kongo aufwärts zu fahren. Er soll einige Handelsvertreter eskotieren um einen Elfenbeinhändler namens Kurz abzulösen. Während der Reise den Fluss aufwärts wiederfahren Marlow verschidene Erlebnisse, welche die damaligen Verhätlnisse in dem Kolonialgebiet des Belgisch-Kongo, insbesondere die Grausamkeiten und Misshandlungen an der einheimischen Bevölkerung schildern. Beispielsweise der Besuch einer Bergbaustation, deren Arbeiter im Elend vor sich hinvegetieren, oder die Rekrutierung, einheimischer Stämme durch die Handelsgesellschaft um millitärisch ihre Ambitionen durchzusetzen. </text:span></text:p>
      <text:p text:style-name="P27">Je weiter Marlow und die Crew in den Jungel vordringen, um so mehr verschwimmen die Grenzen, zwischen der "Zivilisation" und der vermeindlichen Wildnis <text:span text:style-name="T25">und die geschichte nihmt zunehmend surreale Züge an.</text:span></text:p>
      <text:p text:style-name="P27">Der Höhepunkt der Geschichte endet schließlich, in der Begegnung mit dem berüchtigten Stationsleiters Kurz, der durch sein Handeln von den Ureinwohnern zu einer Gottheit erkoren wurde. <text:span text:style-name="T25">Kurz wird schließlich von der Mannschaft, von der Mannschaft aufgenohmen und soll zurück in die westliche Zivilisation gebracht werden. Er verstirbt allerdings auf der Rückreise, aufgrund einer Krankheit, mit den letzten Worten „Das Grauen, das Grauen!“ (eng. „The Horror, the Horror!“)</text:span></text:p>
      <text:p text:style-name="P28"/>
      <text:p text:style-name="P28"><text:soft-page-break/></text:p>
      <text:p text:style-name="P32">Interpretation:</text:p>
      <text:p text:style-name="P32"/>
      <text:p text:style-name="P27">"Das Herz der Finsternis" ist eine Auseinandersetzung, über verschiedene Themen wie Kolonialismus, Rassismus und die Definition der "Zivilisation".</text:p>
      <text:p text:style-name="P27">Die Geschichte, obowhl fiktiv hat durchaus einen wahren Hintergrund. </text:p>
      <text:p text:style-name="P27"/>
      <text:p text:style-name="P27">Dem belgische König Leopold II. wurde auf dem Berliner Kongress 1884, der gesamte Kongo als Privateigentum überschrieben. Leopold begann wie kein anderer zuvor, damit die einheimischen Recourrcen des Landes, unter der de facto Versklavung der Bevölkerung auszubeuten. Man geht heute davon <text:span text:style-name="T25">aus, dass </text:span>während seiner Herrschaft die Bevölkerung des Landes um die Hälfte reduziert wurde. Zehn Millionen Menschen verloren bei diesem großen, wenig bekannte Menschheitsverbrechen ihr Leben. </text:p>
      <text:p text:style-name="P27"/>
      <text:p text:style-name="P2"><text:span text:style-name="Emphasis"><text:span text:style-name="T36">Hanjo Kesting</text:span></text:span><text:span text:style-name="T36"> vom NDR schreibt über das Herz der Finsternis:</text:span></text:p>
      <text:p text:style-name="P35"><text:span text:style-name="T27">„Conrads Roman stellt eine fundamentale Kritik an der belgischen Kolonialpolitik am Kongo dar. "Den Eingeweiden des Landes Schätze zu entreißen, das war ihr Verlangen", heißt es einmal. Und an anderer Stelle: "Diese Menschen schienen von keiner hochsinnigeren Absicht geleitet zu werden als Banditen beim Aufbrechen eines Geldschranks." Damit sind die Elfenbeinhändler gemeint, deren verbrecherische Geschäfte Conrad in der Person des Kolonialagenten Kurtz verdichtete, einer Gestalt, die fast bis zum Schluss unsichtbar bleibt und nur wie ein dunkler, langsam anwachsender Schatten durch das Buch gleitet. Ohne als Person deutlichen Umriss zu gewinnen, geht eine unheimliche Fernwirkung von ihm aus. Was sich in seinem finsteren Reich abspielt, wird nur angedeutet. [...] Er </text:span><text:span text:style-name="T32">[anmerkung des Autors, Der Leser]</text:span><text:span text:style-name="T27"> sieht die Schrecken nicht in realer Gestalt, aber das letzte Wort, das Kurtz von sich gibt, heißt "das Grauen", im englischen Original "the horror". </text:span></text:p>
      <text:p text:style-name="P27"/>
      <text:p text:style-name="P27"/>
      <text:p text:style-name="P27"/>
      <text:p text:style-name="P32">Historische Recherche, Wahl de<text:span text:style-name="T25">r Game-World</text:span></text:p>
      <text:p text:style-name="P27"/>
      <text:p text:style-name="P27">Das Spiel sollte eine Neuinterpretation, des Orginal-Werkes werden. Um eine klarere differenzierung vom Orginal zu schaffen, wurde für das Spiel zwar die grundsätzliche Handlung um den Stationsleiter Kurz beibehalten, jedoch wurde ein neues Setting ausgewählt, in der sich die gesamte Geschichte abspiel<text:span text:style-name="T25">t</text:span>.</text:p>
      <text:p text:style-name="P27"/>
      <text:p text:style-name="P27">Es wurde als <text:span text:style-name="T25">Hintergrund-Setting</text:span>, Bengalen/Indien im Jahre 1773 gewählt, das diese Zeitepoche <text:s/>einige Parallelen, zur Situation im Kongo aufweißt und als geeignet <text:span text:style-name="T25">für eine neu-Interpretation</text:span> befunden wurde.</text:p>
      <text:p text:style-name="P27"/>
      <text:p text:style-name="P34">Die East-India-Company</text:p>
      <text:p text:style-name="P32"/>
      <text:p text:style-name="P27">Die britische Ost-Indien-Kompanie, war eine 1600 gegründete Handels-Gesellschaft, die innerhalb der nächsten Jahrunderte einen großen Teil Süd- Ost-Asiens mit Hilfe, eigener Armeen und der <text:span text:style-name="T25">Unterstützung der </text:span>britischen Krone besetze. Sie wurde zu einem wesentlichen Faktor in der politischen landschaft Indiens, so wurden unter ihrem direktem, oder indirektem Einfluss, Herrscher gestürtzt, oder eingesetzt <text:span text:style-name="T25">und Handel der besetzten Regionen, sowie die örtliche Landwirtschaft und Ressourcengewinnung, durch ihre Bedingungen diktiert.</text:span></text:p>
      <text:p text:style-name="P27"/>
      <text:p text:style-name="P27"><text:soft-page-break/>Leidtragende der Expansion war oft die einheimische Bevölkerung der bes<text:span text:style-name="T25">e</text:span>tzten Gebiete.</text:p>
      <text:p text:style-name="P27">Sklaverei, <text:span text:style-name="T25">stellte</text:span> eine legale Arbeitsform <text:span text:style-name="T25">dar </text:span>und die Kompanie, machte hiervon durchaus gebrauch.</text:p>
      <text:p text:style-name="P35"><text:span text:style-name="T28">„Um genügend Arbeitssklaven für die neuen Zimt- und Kaffeeplantagen zu bekommen, kidnappten Mitarbeiter sogar Kinder aus ihren Elternhäusern.“ </text:span></text:p>
      <text:p text:style-name="P27"/>
      <text:p text:style-name="P35"><text:span text:style-name="T26">1770, kam es schließlich in </text:span><text:span text:style-name="T34">B</text:span><text:span text:style-name="T26">engalen zu einer Hungernot, in deren Verlauf geschätzt zehn Millionen Menschen starben. An dieser Hungersnot, ist als einer der Hauptfaktoren, das </text:span><text:span text:style-name="T34">Eingreifen der East-India-Company in die örtliche Landwirtschaft und Infastruktur</text:span><text:span text:style-name="T26"> auszumachen. D</text:span><text:span text:style-name="T29">urch die starke, wirtschaftliche Fokussierung der </text:span><text:span text:style-name="T30">C</text:span><text:span text:style-name="T29">ompan</text:span><text:span text:style-name="T30">y</text:span><text:span text:style-name="T29">, auf die Produktion, von Handelsgütern, ging die Produktion an Nahrungsmitteln rapide zurück und der erzwungene Verkauf von Reis an die Company, führte dazu, dass es als es 1770 zur Hungernot kam, keine </text:span><text:span text:style-name="T30">Nahrungs-</text:span><text:span text:style-name="T29">Notreserven gab, auf die, die Bevölkerung </text:span><text:span text:style-name="T30">hätte</text:span><text:span text:style-name="T29"> zurückgreifen k</text:span><text:span text:style-name="T30">önnen</text:span><text:span text:style-name="T29">.</text:span></text:p>
      <text:p text:style-name="P27"/>
      <text:p text:style-name="P35"><text:span text:style-name="T27">„Anders als die Mogul-Herrscher vor ihnen fuhren sie [die Kompanie] in Indien Investitionen für Straßen zurück und ließen Wasserkanäle verkommen. Als sich bengalische Bauern im Juni 1770 beschwerten, dass Firmenagenten allen Reis aufkauften, wurden die Kläger vor einem einberufenen Firmenrat in Kalkutta ausgelacht.“</text:span></text:p>
      <text:p text:style-name="P27"/>
      <text:p text:style-name="P27">Das Handeln und das Leid, dass durch die OIC verursacht wurde, blieb jedoch nicht unbemerkt.</text:p>
      <text:p text:style-name="P33">1773 Wurde nach einem Unterssuchungsauschuß, der „Regualation Act“ und 1784 der „India Act“ vom britischen Parlament in London verabschiedet, der eine stärkere Regulierung der Kompanie, von staatlicher Seite zur Folge hatte.</text:p>
      <text:p text:style-name="P33"/>
      <text:p text:style-name="P45">Die G<text:span text:style-name="T50">ames-World</text:span></text:p>
      <text:p text:style-name="P37"/>
      <text:p text:style-name="P38">Wir befinden uns im Jahre 1773 im östlichen Teil von Indien (Bengalen), die East-India-Company, herrscht über dieses Gebiet und zwingt die einheimische Bevölkerung, zu <text:span text:style-name="T43">unfairen</text:span> Bedingungen Handelsgüter anzubauen, welche nach Europa und <text:span text:style-name="T51">Asien</text:span> weiterverkauft <text:span text:style-name="T51">werden</text:span>. 1770 bricht, durch das Handeln der EIC, eine Hungersnot in Bengalen aus, es kommt zu Aufständen, Verödung der Landstriche und hunderten von Hungertoten. </text:p>
      <text:p text:style-name="P38"/>
      <text:p text:style-name="P38">Berichte über die <text:span text:style-name="T43">katastrophalen </text:span>Zustände in Indien, entsetzen die britische Öffentlichkeit <text:span text:style-name="T42">dermaßen</text:span>, dass das <text:span text:style-name="T51">britische</text:span> Parlament einen Untersuchungsausschuss einberuft der die Angelegenheit klären soll. Zur selben Zeit bricht aus Kalkutta ein Dampfschiff der EIC auf um den Stationsleiter Kurz, aus den äußersten Company-Gebieten zurück zu beordern...</text:p>
      <text:p text:style-name="P37"/>
      <text:p text:style-name="P37"/>
      <text:p text:style-name="P1"><text:span text:style-name="T45">C</text:span><text:span text:style-name="T44">haraktere</text:span></text:p>
      <text:p text:style-name="P39"/>
      <text:p text:style-name="P46"><text:span text:style-name="T46">John Marlow / </text:span>Der Schreiber (Spielfigur)</text:p>
      <text:p text:style-name="P38">Der Spieler übernimmt die Rolle des Schreibers Joseph Marlow, einem jungen unerfahrenen Schreiber der britischen Armee, welcher auf das Dampfchiff der EIC zugeteilt wird. Er soll die gesamte fahrt dokumentieren und Dem Kommandanten als Ordonanz dienen.</text:p>
      <text:p text:style-name="P39"/>
      <text:p text:style-name="P39"/>
      <text:p text:style-name="P47"><text:span text:style-name="T47">Major Benjamin</text:span> Cobbler / Der Kommandant</text:p>
      <text:p text:style-name="P41"><text:span text:style-name="T53">Benjamin</text:span> Cobbler ist der leitende Offizier auf dem Dampfschiff. Er ist ein ambitionierter Aufsteiger, der ursprünglich aus ärmlichen Verhältnissen kommt. Er hat es trotz <text:s/>seiner Herkunft, durch seinen Ehrgeiz geschafft in den Rängen der East-India-Company aufzusteigen und nimmt für <text:soft-page-break/>sein vergleichsweise junges Alter bereits <text:span text:style-name="T52">die hohe Position eines Majors</text:span> ein. Cobbler sieht die Mission als Chance, noch weiter <text:span text:style-name="T52">die Karriereleiter in der East-India-Company aufzusteigen</text:span>. </text:p>
      <text:p text:style-name="P40"/>
      <text:p text:style-name="P47">William „Bill“ McGregor / Der Skipper</text:p>
      <text:p text:style-name="P40">Der aus Schottland stammende Steuermann ist das älteste Mitglied der Mannschaft. Er arbeitet bereits sein halbes Leben für die Company und möchte sich möglichst bald zur Ruhe setzten. Die <text:span text:style-name="T52">Fahrt in den Dschungel, bietet für ihn aufgrund, der hohen Bezahlung die Möglichkeit sich endlich finanziell abzusichern und seinen Ruhestand anzutreten.</text:span></text:p>
      <text:p text:style-name="P40"/>
      <text:p text:style-name="P39"/>
      <text:p text:style-name="P46"><text:span text:style-name="T48">Bahadur Sahib / </text:span>Der Sepoy</text:p>
      <text:p text:style-name="P42">Bahadur ist, das einzige aus Indien stammende Mitglied der Crew. Bahadur stammt ursprünglich aus einer wohlhabenden Adelsfamilie und hat <text:span text:style-name="T54">eine </text:span>weitreichende Bildung erfahren. <text:span text:style-name="T49">Als die Briten das Herrschaftsgebiet seiner Familie besetzen, beschließt er gegen den Willen seiner Familie, in die britische Armee einzutreten, woraufhin er von seiner Familie ausgestoßen und enterbt wird. Ohne Finanzielle Mittel bleibt ihm nichts weiteres übrig, als seinen <text:s/>Dienst als Sepoy (indischer Fußsoldat ) anzutreten. Er hofft darauf Abenteuer erleben zu können und eines Tages, durch sein Engagement, zu einem Offizier aufzusteigen. Leider wird ihm dieses Vorhaben durch rassistische Ressentiments, seiner Vorgesetzten immer wieder erschwert.</text:span></text:p>
      <text:p text:style-name="P42"/>
      <text:p text:style-name="P43"/>
      <text:p text:style-name="P48">Captain <text:span text:style-name="T53">James </text:span>Willard / Der Ranger</text:p>
      <text:p text:style-name="P44"><text:span text:style-name="T37">Willard stammt aus den nördlichen Gebieten der amerikanischen Kolonien (Kanada). Er ist ein Veteran, de</text:span><text:span text:style-name="T41">r französischen-Indianerkriege</text:span><text:span text:style-name="T37"> und gehörte einst de</text:span><text:span text:style-name="T38">n </text:span><text:span text:style-name="T37">berühmt-berüchtigten Roger‘s Rangers an, einer britischen Spezialeinheit, die sich die Kampftaktik der amerikanischen Ureinwohner zu </text:span><text:span text:style-name="T40">Eigen</text:span><text:span text:style-name="T37"> gemacht hat. Er ist ein zwielichtiger Charakter und es ist kaum etwas über ihn bekannt. Allerdings ihm eilt ein zweifelhafter Ruf voraus, wo immer er auftaucht g</text:span><text:span text:style-name="T39">eschieht ein Unglück</text:span><text:span text:style-name="T37">.</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51:22.150000000</meta:creation-date>
    <meta:generator>LibreOffice/5.3.7.2$Windows_X86_64 LibreOffice_project/6b8ed514a9f8b44d37a1b96673cbbdd077e24059</meta:generator>
    <dc:date>2018-01-23T20:30:21.813000000</dc:date>
    <meta:editing-duration>PT2H38M53S</meta:editing-duration>
    <meta:editing-cycles>13</meta:editing-cycles>
    <meta:document-statistic meta:table-count="0" meta:image-count="0" meta:object-count="0" meta:page-count="7" meta:paragraph-count="66" meta:word-count="2681" meta:character-count="19661" meta:non-whitespace-character-count="17019"/>
  </office:meta>
</office:document-meta>
</file>